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3.1661in"/>
    </style:style>
    <style:style style:name="co5" style:family="table-column">
      <style:table-column-properties fo:break-before="auto" style:column-width="1.5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7" style:family="table-cell" style:parent-style-name="Default">
      <style:table-cell-properties fo:background-color="#e6e6ff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Example</text:p>
          </table:table-cell>
          <table:table-cell table:style-name="ce1" office:value-type="string">
            <text:p>Elements</text:p>
          </table:table-cell>
          <table:table-cell table:style-name="ce1" office:value-type="string">
            <text:p>Load</text:p>
          </table:table-cell>
          <table:table-cell table:style-name="ce1" office:value-type="string">
            <text:p>Highlighted Features</text:p>
          </table:table-cell>
          <table:table-cell office:value-type="string">
            <text:p>Run OK ?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uss</text:p>
          </table:table-cell>
          <table:table-cell office:value-type="string">
            <text:p>Static</text:p>
          </table:table-cell>
          <table:table-cell office:value-type="string">
            <text:p>Static Multi Step Load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Truss</text:p>
          </table:table-cell>
          <table:table-cell table:style-name="ce3" office:value-type="string">
            <text:p>Eigen Analysis</text:p>
          </table:table-cell>
          <table:table-cell table:style-name="ce3"/>
          <table:table-cell office:value-type="string">
            <text:p>y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russ</text:p>
          </table:table-cell>
          <table:table-cell office:value-type="string">
            <text:p>Dynamic</text:p>
          </table:table-cell>
          <table:table-cell office:value-type="string">
            <text:p>Time History Excitation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Truss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Static Loading</text:p>
            <text:p>Shaking with Time Histo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russ</text:p>
          </table:table-cell>
          <table:table-cell office:value-type="string">
            <text:p>Dynamic</text:p>
          </table:table-cell>
          <table:table-cell office:value-type="string">
            <text:p>Force Time History</text:p>
          </table:table-cell>
          <table:table-cell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Beam</text:p>
          </table:table-cell>
          <table:table-cell table:style-name="ce3" office:value-type="string">
            <text:p>Static</text:p>
          </table:table-cell>
          <table:table-cell table:style-name="ce3" office:value-type="string">
            <text:p>Static Multi Step Loading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eam</text:p>
          </table:table-cell>
          <table:table-cell office:value-type="string">
            <text:p>Dynamic</text:p>
          </table:table-cell>
          <table:table-cell table:style-name="ce6" office:value-type="string">
            <text:p>Time History Excitation</text:p>
            <text:p>Rayleigh Damping</text:p>
          </table:table-cell>
          <table:table-cell office:value-type="string">
            <text:p>yes</text:p>
          </table:table-cell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Beam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Static Loading</text:p>
            <text:p>Shake with Time Histories</text:p>
            <text:p>Raileigh Damp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eam</text:p>
          </table:table-cell>
          <table:table-cell office:value-type="string">
            <text:p>Eigen Analysis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Brick 27 Nodes</text:p>
          </table:table-cell>
          <table:table-cell table:style-name="ce3" office:value-type="string">
            <text:p>Static</text:p>
          </table:table-cell>
          <table:table-cell table:style-name="ce3" office:value-type="string">
            <text:p>Static Self Weight Load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rick 27 Nodes</text:p>
          </table:table-cell>
          <table:table-cell office:value-type="string">
            <text:p>Dynamic</text:p>
          </table:table-cell>
          <table:table-cell office:value-type="string">
            <text:p>Domain Reduction Method</text:p>
          </table:table-cell>
          <table:table-cell office:value-type="string">
            <text:p>yes</text:p>
          </table:table-cell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Brick 27 Nodes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Static Self Weight </text:p>
            <text:p>Free Nodes</text:p>
            <text:p>Domain Reduction Method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Brick 8 Nodes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Von Mises Perfectly Plastic</text:span></text:p>
            <text:p><text:span text:style-name="T1">Displacement Control</text:span></text:p>
          </table:table-cell>
          <table:table-cell office:value-type="string">
            <text:p>yes</text:p>
          </table:table-cell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Brick 8 Nodes</text:p>
          </table:table-cell>
          <table:table-cell table:style-name="ce5" office:value-type="string">
            <text:p>Multi Stage</text:p>
          </table:table-cell>
          <table:table-cell table:style-name="ce5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Von Mises Isothropic Hardening</text:span></text:p>
            <text:p><text:span text:style-name="T1">Displacement Control</text:span>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Brick 8 Nodes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Von Mises Kinematic Hardening</text:span></text:p>
          </table:table-cell>
          <table:table-cell office:value-type="string">
            <text:p>yes</text:p>
          </table:table-cell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3" office:value-type="string">
            <text:p>Brick 8 Nodes</text:p>
          </table:table-cell>
          <table:table-cell table:style-name="ce3" office:value-type="string">
            <text:p>Multi Stage</text:p>
          </table:table-cell>
          <table:table-cell table:style-name="ce5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Drucker Prager Perfectly Plastic</text:span>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Brick 8 Nodes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Drucker Prager Isothropic Hardening</text:span></text:p>
          </table:table-cell>
          <table:table-cell office:value-type="string">
            <text:p>yes</text:p>
          </table:table-cell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Brick 8 Nodes</text:p>
          </table:table-cell>
          <table:table-cell table:style-name="ce3" office:value-type="string">
            <text:p>Multi Stage</text:p>
          </table:table-cell>
          <table:table-cell table:style-name="ce5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Drucker Prager Kinematic Hardening</text:span>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Brick 8 Nodes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Sani Sand 2004</text:span></text:p>
          </table:table-cell>
          <table:table-cell office:value-type="string">
            <text:p>yes</text:p>
          </table:table-cell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3" office:value-type="string">
            <text:p>Brick 8 Nodes</text:p>
          </table:table-cell>
          <table:table-cell table:style-name="ce3" office:value-type="string">
            <text:p>Multi Stage</text:p>
          </table:table-cell>
          <table:table-cell table:style-name="ce5" office:value-type="string">
            <text:p><text:span text:style-name="T1">Triaxial Loading</text:span></text:p>
            <text:p><text:span text:style-name="T1">Confinement Loading</text:span></text:p>
            <text:p><text:span text:style-name="T1">Shearing</text:span></text:p>
            <text:p><text:span text:style-name="T1">Sani Sand 2008</text:span>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hell Elements</text:p>
          </table:table-cell>
          <table:table-cell office:value-type="string">
            <text:p>Static</text:p>
          </table:table-cell>
          <table:table-cell table:style-name="ce6" office:value-type="string">
            <text:p>Static Multi Step In Plane Load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office:value-type="string">
            <text:p>Shell Elements</text:p>
          </table:table-cell>
          <table:table-cell table:style-name="ce3" office:value-type="string">
            <text:p>Eigen Analysis</text:p>
          </table:table-cell>
          <table:table-cell table:style-name="ce3"/>
          <table:table-cell office:value-type="string">
            <text:p>yes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hell Elements</text:p>
          </table:table-cell>
          <table:table-cell office:value-type="string">
            <text:p>Dynamic</text:p>
          </table:table-cell>
          <table:table-cell office:value-type="string">
            <text:p>Dynamic Out of Plane Time History Load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Shell Elements</text:p>
          </table:table-cell>
          <table:table-cell table:style-name="ce3" office:value-type="string">
            <text:p>Static</text:p>
          </table:table-cell>
          <table:table-cell table:style-name="ce3" office:value-type="string">
            <text:p>Static Multi Step out of Plane Load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rick 20 Nodes</text:p>
          </table:table-cell>
          <table:table-cell office:value-type="string">
            <text:p>Static</text:p>
          </table:table-cell>
          <table:table-cell office:value-type="string">
            <text:p>Static Self Weight</text:p>
          </table:table-cell>
          <table:table-cell office:value-type="string">
            <text:p>HDF File does not work</text:p>
          </table:table-cell>
        </table:table-row>
        <table:table-row table:style-name="ro6">
          <table:table-cell table:style-name="ce3" office:value-type="float" office:value="26">
            <text:p>26</text:p>
          </table:table-cell>
          <table:table-cell table:style-name="ce3" office:value-type="string">
            <text:p>Brick 8 Nodes Accelerated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Accelerated Von Mises Perfectly Plastic</text:p>
            <text:p>Confinement Loading</text:p>
            <text:p>Shearing</text:p>
            <text:p>Triaxial Load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Brick 8 Nodes Accelerated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Accelerated Von Mises Isothropic Hardening</text:span></text:p>
            <text:p><text:span text:style-name="T1">Confinement Loading</text:span></text:p>
            <text:p><text:span text:style-name="T1">Shearing</text:span></text:p>
            <text:p><text:span text:style-name="T1">Triaxial Loading</text:span></text:p>
          </table:table-cell>
          <table:table-cell office:value-type="string">
            <text:p>yes</text:p>
          </table:table-cell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3" office:value-type="string">
            <text:p>Brick 8 Nodes Accelerated</text:p>
          </table:table-cell>
          <table:table-cell table:style-name="ce3" office:value-type="string">
            <text:p>Multi Stage</text:p>
          </table:table-cell>
          <table:table-cell table:style-name="ce5" office:value-type="string">
            <text:p><text:span text:style-name="T1">Accelerated Von Mises Kinematic Hardening</text:span></text:p>
            <text:p><text:span text:style-name="T1">Confinement Loading</text:span></text:p>
            <text:p><text:span text:style-name="T1">Shearing</text:span></text:p>
            <text:p><text:span text:style-name="T1">Triaxial Loading</text:span>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Brick 8 Nodes Accelerated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Accelerated Drucker Prager Perfectly Plastic</text:span></text:p>
            <text:p><text:span text:style-name="T1">Confinement Loading</text:span></text:p>
            <text:p><text:span text:style-name="T1">Shearing</text:span></text:p>
            <text:p><text:span text:style-name="T1">Triaxial Loading</text:span></text:p>
          </table:table-cell>
          <table:table-cell office:value-type="string">
            <text:p>yes</text:p>
          </table:table-cell>
        </table:table-row>
        <table:table-row table:style-name="ro6">
          <table:table-cell table:style-name="ce3" office:value-type="float" office:value="30">
            <text:p>30</text:p>
          </table:table-cell>
          <table:table-cell table:style-name="ce3" office:value-type="string">
            <text:p>Brick 8 Nodes Accelerated</text:p>
          </table:table-cell>
          <table:table-cell table:style-name="ce3" office:value-type="string">
            <text:p>Multi Stage</text:p>
          </table:table-cell>
          <table:table-cell table:style-name="ce5" office:value-type="string">
            <text:p><text:span text:style-name="T1">Accelerated Drucker Prager Isothropic Hardening</text:span></text:p>
            <text:p><text:span text:style-name="T1">Confinement Loading</text:span></text:p>
            <text:p><text:span text:style-name="T1">Shearing</text:span></text:p>
            <text:p><text:span text:style-name="T1">Triaxial Loading</text:span>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Brick 8 Nodes Accelerated</text:p>
          </table:table-cell>
          <table:table-cell office:value-type="string">
            <text:p>Multi Stage</text:p>
          </table:table-cell>
          <table:table-cell table:style-name="ce6" office:value-type="string">
            <text:p><text:span text:style-name="T1">Accelerated Drucker Prager Kinematic Hardening</text:span></text:p>
            <text:p><text:span text:style-name="T1">Confinement Loading</text:span></text:p>
            <text:p><text:span text:style-name="T1">Shearing</text:span></text:p>
            <text:p><text:span text:style-name="T1">Triaxial Loading</text:span>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string">
            <text:p>Brick 27 Nodes</text:p>
            <text:p>Contact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Multi Stage Compression and Shear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Brick 8 Nodes</text:p>
            <text:p>Contact</text:p>
          </table:table-cell>
          <table:table-cell office:value-type="string">
            <text:p>Multi Stage</text:p>
          </table:table-cell>
          <table:table-cell office:value-type="string">
            <text:p>Multi Stage Compression and Shear</text:p>
          </table:table-cell>
          <table:table-cell office:value-type="string">
            <text:p>yes</text:p>
          </table:table-cell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5" office:value-type="string">
            <text:p><text:span text:style-name="T1">Brick 27 Nodes</text:span></text:p>
            <text:p><text:span text:style-name="T1">Contact</text:span></text:p>
          </table:table-cell>
          <table:table-cell table:style-name="ce3" office:value-type="string">
            <text:p>Multi Stage</text:p>
          </table:table-cell>
          <table:table-cell table:style-name="ce3" office:value-type="string">
            <text:p>Bricks in side and center</text:p>
            <text:p>Contact at Sides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Brick 27 Nodes</text:p>
            <text:p>9 Node Beams</text:p>
            <text:p>Beams</text:p>
          </table:table-cell>
          <table:table-cell office:value-type="string">
            <text:p>DRM</text:p>
          </table:table-cell>
          <table:table-cell office:value-type="string">
            <text:p>Shaking by DRM</text:p>
            <text:p>SDOF on top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table:number-columns-repeated="2"/>
          <table:table-cell table:style-name="ce7"/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style-name="ce4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ak Kamrani</meta:initial-creator>
    <meta:creation-date>2015-02-17T15:51:07</meta:creation-date>
    <dc:date>2015-02-17T18:39:42</dc:date>
    <dc:creator>Babak Kamrani</dc:creator>
    <meta:editing-duration>PT2H43M39S</meta:editing-duration>
    <meta:editing-cycles>15</meta:editing-cycles>
    <meta:generator>LibreOffice/3.5$Linux_X86_64 LibreOffice_project/350m1$Build-2</meta:generator>
    <meta:document-statistic meta:table-count="3" meta:cell-count="196" meta:object-count="0"/>
  </office:meta>
</office:document-meta>
</file>